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1cm"/>
    </style:style>
    <style:style style:name="co3" style:family="table-column">
      <style:table-column-properties fo:break-before="auto" style:column-width="6.756cm"/>
    </style:style>
    <style:style style:name="co4" style:family="table-column">
      <style:table-column-properties fo:break-before="auto" style:column-width="5.7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1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rugID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DRUG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ALCOHOL (ETHANO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COCAI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EROI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MARIJUAN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DRUG UNKNOW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RFARI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ANTINEOPLASTICS-NO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ARCOTIC ANALGESICS-NO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CETAMINOPHEN-HYDROCOD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ETHAMPHETAMI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MOXICILLI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COCAI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MARIJUAN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EROI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DRUG UNKNOW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LPRAZOL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MARIJUAN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COCA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EROI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ARCOTIC ANALGESICS-NO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DRUG UNKNOWN</text:p>
          </table:table-cell>
          <table:table-cell table:number-columns-repeated="1021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0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4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5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ID" table:style-name="ta1">
        <table:table-column table:style-name="co1" table:default-cell-style-name="ce2"/>
        <table:table-column table:style-name="co1" table:default-cell-style-name="ce1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CAT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SCELLANEOUS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NTRAL NERVOUS SYSTEM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-INFECTIV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SYCHOTHERAPEUTIC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OVASCULAR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RUG UNKNOW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1</text:p>
          </table:table-cell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ILLICIT (STREET) DRUG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ISCELLANEOUS UNCATEGORIZED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ILLICIT MAJOR SUBSTANCE OF ABU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1</text:p>
          </table:table-cell>
          <table:table-cell office:value-type="float" office:value="2005" calcext:value-type="float">
            <text:p>2005</text:p>
          </table:table-cell>
          <table:table-cell table:style-name="ce5" office:value-type="string" calcext:value-type="string">
            <text:p>ALCOHOL IN COMBIN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MISCELLANEOUS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NTRAL NERVOUS SYSTEM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RUG UNKNOW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SYCHOTHERAPEUTIC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-INFECTIV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2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2</text:p>
          </table:table-cell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ILLICIT (STREET) DRUG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2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ANALGESIC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TID_2_2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ANXIOLYTICS,SEDATIVES AND HYPNOT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2</text:p>
          </table:table-cell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CNS STIMULA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2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2</text:p>
          </table:table-cell>
          <table:table-cell office:value-type="float" office:value="2032" calcext:value-type="float">
            <text:p>2032</text:p>
          </table:table-cell>
          <table:table-cell table:style-name="ce5" office:value-type="string" calcext:value-type="string">
            <text:p>ILLICIT MAJOR SUBSTANCE OF ABUS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TID_3_2</text:p>
          </table:table-cell>
          <table:table-cell office:value-type="float" office:value="2047" calcext:value-type="float">
            <text:p>2047</text:p>
          </table:table-cell>
          <table:table-cell table:style-name="ce5" office:value-type="string" calcext:value-type="string">
            <text:p>NARCOTIC ANALGESICS/COMBINATIO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2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BENZODIAZEPIN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3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NTRAL NERVOUS SYSTEM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1_3</text:p>
          </table:table-cell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MISCELLANEOUS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3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3</text:p>
          </table:table-cell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ILLICIT (STREET) DRUG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3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2_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XIOLYTICS, SEDATIVES, AND HYPNOT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3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ID_3_3</text:p>
          </table:table-cell>
          <table:table-cell office:value-type="float" office:value="2032" calcext:value-type="float">
            <text:p>2032</text:p>
          </table:table-cell>
          <table:table-cell table:style-name="ce5" office:value-type="string" calcext:value-type="string">
            <text:p>ILLICIT MAJOR SUBSTANCE OF ABUS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TID_3_3</text:p>
          </table:table-cell>
          <table:table-cell office:value-type="float" office:value="2047" calcext:value-type="float">
            <text:p>2047</text:p>
          </table:table-cell>
          <table:table-cell table:style-name="ce5" office:value-type="string" calcext:value-type="string">
            <text:p>NARCOTIC ANALGESICS/COMBINATIONS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LED" table:style-name="ta1">
        <table:table-column table:style-name="co1" table:default-cell-style-name="ce2"/>
        <table:table-column table:style-name="co1" table:default-cell-style-name="ce1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SDLE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OR SUBSTANCES OF ABU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1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 SUBSTANC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NS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N-ALCOHOL ILLICI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COHO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1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OPIATES/OPIOID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1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1</text:p>
          </table:table-cell>
          <table:table-cell office:value-type="float" office:value="-37.5" calcext:value-type="float">
            <text:p>-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dled_1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dled_1_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 SUBSTANCE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dled_1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OR SUBSTANCES OF ABU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N-ALCOHOL ILLICI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NS AGEN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CAI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2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MARIJUAN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1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1_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 SUBSTANC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2_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N-ALCOHOL ILLICIT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3_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4_3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MARIJUAN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5_3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OT APPLICABLE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dled_6_3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RCOTIC ANALGESICS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7:34:13.393727903</meta:creation-date>
    <dc:date>2022-11-17T18:58:19.207536250</dc:date>
    <meta:editing-duration>PT1H13M35S</meta:editing-duration>
    <meta:editing-cycles>42</meta:editing-cycles>
    <meta:generator>LibreOffice/6.4.7.2$Linux_X86_64 LibreOffice_project/40$Build-2</meta:generator>
    <meta:document-statistic meta:table-count="3" meta:cell-count="304" meta:object-count="0"/>
  </office:meta>
</office:document-meta>
</file>